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30a" officeooo:paragraph-rsid="0010430a"/>
    </style:style>
    <style:style style:name="P2" style:family="paragraph" style:parent-style-name="Standard">
      <style:paragraph-properties fo:text-align="center" style:justify-single-word="false"/>
      <style:text-properties officeooo:rsid="0010430a" officeooo:paragraph-rsid="0010430a"/>
    </style:style>
    <style:style style:name="P3" style:family="paragraph" style:parent-style-name="Standard">
      <style:text-properties officeooo:rsid="001192f1" officeooo:paragraph-rsid="001192f1"/>
    </style:style>
    <style:style style:name="P4" style:family="paragraph" style:parent-style-name="Standard">
      <style:text-properties officeooo:rsid="0012ab12" officeooo:paragraph-rsid="0012ab12"/>
    </style:style>
    <style:style style:name="P5" style:family="paragraph" style:parent-style-name="Standard">
      <style:text-properties officeooo:rsid="0012eff7" officeooo:paragraph-rsid="0012eff7"/>
    </style:style>
    <style:style style:name="P6" style:family="paragraph" style:parent-style-name="Standard">
      <style:text-properties officeooo:rsid="0013f5e8" officeooo:paragraph-rsid="0013f5e8"/>
    </style:style>
    <style:style style:name="P7" style:family="paragraph" style:parent-style-name="Standard">
      <style:text-properties officeooo:rsid="00156e03" officeooo:paragraph-rsid="00156e03"/>
    </style:style>
    <style:style style:name="P8" style:family="paragraph" style:parent-style-name="Standard" style:list-style-name="L1">
      <style:text-properties officeooo:rsid="0010430a" officeooo:paragraph-rsid="0010430a"/>
    </style:style>
    <style:style style:name="P9" style:family="paragraph" style:parent-style-name="Standard" style:list-style-name="L2">
      <style:text-properties officeooo:rsid="0010430a" officeooo:paragraph-rsid="0010430a"/>
    </style:style>
    <style:style style:name="P10" style:family="paragraph" style:parent-style-name="Standard" style:list-style-name="L3">
      <style:text-properties officeooo:rsid="001192f1" officeooo:paragraph-rsid="001192f1"/>
    </style:style>
    <style:style style:name="P11" style:family="paragraph" style:parent-style-name="Standard" style:list-style-name="L4">
      <style:text-properties officeooo:rsid="001192f1" officeooo:paragraph-rsid="001192f1"/>
    </style:style>
    <style:style style:name="P12" style:family="paragraph" style:parent-style-name="Standard" style:list-style-name="L5">
      <style:text-properties officeooo:rsid="00156e03" officeooo:paragraph-rsid="00156e03"/>
    </style:style>
    <style:style style:name="P13" style:family="paragraph" style:parent-style-name="Standard" style:list-style-name="L6">
      <style:text-properties officeooo:rsid="00156e03" officeooo:paragraph-rsid="00156e03"/>
    </style:style>
    <style:style style:name="T1" style:family="text">
      <style:text-properties officeooo:rsid="001192f1"/>
    </style:style>
    <style:style style:name="T2" style:family="text">
      <style:text-properties officeooo:rsid="0012ab12"/>
    </style:style>
    <style:style style:name="T3" style:family="text">
      <style:text-properties officeooo:rsid="0013f5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A 2 UNIDADES FUNCIONALES DE UN ORDENADOR</text:p>
      <text:p text:style-name="P1"/>
      <text:p text:style-name="P1"/>
      <text:p text:style-name="P1">1. UNIDADES FUNCIONALES DE UN ORDENADOR</text:p>
      <text:p text:style-name="P1"/>
      <text:p text:style-name="P1">1.1. ¿Qué es un ordenador?</text:p>
      <text:p text:style-name="P1">Es una máquina que recibe unos datos, los procesa y ofrece resultados de una manera automática.</text:p>
      <text:p text:style-name="P1"/>
      <text:p text:style-name="P1">1.2. Unidades funcionales de un ordenador</text:p>
      <text:p text:style-name="P1">Se basan en la arquitectura Von Neumann, que establece unas unidades funcionales conectadas permanentemente, coordinadas por un control central.</text:p>
      <text:list xml:id="list3949520625" text:style-name="L1">
        <text:list-item>
          <text:p text:style-name="P8">Unidad de memoria (UM)</text:p>
        </text:list-item>
        <text:list-item>
          <text:p text:style-name="P8">Unidad de entrada/salida (U E/S)</text:p>
        </text:list-item>
        <text:list-item>
          <text:p text:style-name="P8">Unidad central de proceso (CPU), <text:span text:style-name="T1">formada por:</text:span></text:p>
        </text:list-item>
      </text:list>
      <text:list xml:id="list64934973" text:style-name="L2">
        <text:list-item>
          <text:p text:style-name="P9">Unidad Aritmético Lógica (UAL)</text:p>
        </text:list-item>
        <text:list-item>
          <text:p text:style-name="P9">Unidad de Control (UC)</text:p>
        </text:list-item>
        <text:list-item>
          <text:p text:style-name="P9">Registros</text:p>
        </text:list-item>
      </text:list>
      <text:p text:style-name="P3"/>
      <text:p text:style-name="P3">1.3. Los buses de comunicación</text:p>
      <text:p text:style-name="P3">Un bus es una vía que comunica dos puntos.</text:p>
      <text:p text:style-name="P3">Tipos:</text:p>
      <text:list xml:id="list2896973367" text:style-name="L3">
        <text:list-item>
          <text:p text:style-name="P10">De datos: transfiere datos</text:p>
        </text:list-item>
        <text:list-item>
          <text:p text:style-name="P10">De direcciones: transfiere direcciones de memoria</text:p>
        </text:list-item>
        <text:list-item>
          <text:p text:style-name="P10">De control: emite señales de control</text:p>
        </text:list-item>
      </text:list>
      <text:p text:style-name="P3"/>
      <text:p text:style-name="P3">2. LA UNIDAD DE MEMORIA</text:p>
      <text:p text:style-name="P3">Formada por al memoria principal (RAM), que es volátil, de capacidad limitada y de alta velocidad que sirve para almacenar instrucciones y datos.</text:p>
      <text:p text:style-name="P3">Los datos están en unas celdas numeradas llamadas posiciones de memoria, la numeración es la dirección de memoria y permite acceder a los datos de forma directa.</text:p>
      <text:p text:style-name="P4">Sólo dos tipos de operaciones: lectura y escritura.</text:p>
      <text:p text:style-name="P3"/>
      <text:p text:style-name="P3">2.1. La jerarquía de las memorias</text:p>
      <text:p text:style-name="P3">La memoria se organiza en niveles según su velocidad, capacidad y coste:</text:p>
      <text:list xml:id="list3862066089" text:style-name="L4">
        <text:list-item>
          <text:p text:style-name="P11">Registros (+velocidad, + coste, - capacidad)</text:p>
        </text:list-item>
        <text:list-item>
          <text:p text:style-name="P11">Caché</text:p>
        </text:list-item>
        <text:list-item>
          <text:p text:style-name="P11">Principal</text:p>
        </text:list-item>
        <text:list-item>
          <text:p text:style-name="P11">Secundaria</text:p>
        </text:list-item>
        <text:list-item>
          <text:p text:style-name="P11">Auxiliar (-velocidad, -coste, + capacidad<text:span text:style-name="T2">)</text:span></text:p>
        </text:list-item>
      </text:list>
      <text:p text:style-name="P3"/>
      <text:p text:style-name="P4">3. LA UNIDAD CENTRAL DE PROCESO (CPU)</text:p>
      <text:p text:style-name="P4">Procesa la información que llega al equipo. El microprocesador es el que se encarga de hacerlo.</text:p>
      <text:p text:style-name="P5"/>
      <text:p text:style-name="P5">3.1. Unidad aritmético-lógica (UAL)</text:p>
      <text:p text:style-name="P5">Es la calculadora del ordenador, hace las operaciones aritméticas (+,-) y lógicas (comparación, negación).</text:p>
      <text:p text:style-name="P5">Los operadores son los componentes electrónicos que realizan un cálculo.</text:p>
      <text:p text:style-name="P5">La información que llega a la UAL se coloca en los registros. Los registros auxiliares son los que guardan los datos y el acumulador recibe el resultado.</text:p>
      <text:p text:style-name="P5"/>
      <text:p text:style-name="P5"/>
      <text:p text:style-name="P5"/>
      <text:p text:style-name="P5"><text:soft-page-break/>3.2. <text:span text:style-name="T3">Unidad de control (UC)</text:span></text:p>
      <text:p text:style-name="P6">Es el centro nervioso del ordenador, coordina el resto de unidades funcionales. Busca, carga e interpreta las instrucciones de los programas que están en la memoria y después emite la secuencia de órdenes para que se ejecuten correctamente.</text:p>
      <text:p text:style-name="P6"/>
      <text:p text:style-name="P6">4. LA UNIDAD DE ENTRADA/SALIDA</text:p>
      <text:p text:style-name="P7">Es la encargada de establecer la comunicación entre el usuario y la CPU, gracias a los periféricos.</text:p>
      <text:p text:style-name="P7">Tipos de periféricos:</text:p>
      <text:list xml:id="list745122975" text:style-name="L5">
        <text:list-item>
          <text:p text:style-name="P12">De entrada: el usuario introduce información (teclado, ratón, escáner)</text:p>
        </text:list-item>
        <text:list-item>
          <text:p text:style-name="P12">De salida: el ordenador muestra información al usuario (monitor, impresora, altavoces)</text:p>
        </text:list-item>
        <text:list-item>
          <text:p text:style-name="P12">De entrada/salida:</text:p>
          <text:list>
            <text:list-item>
              <text:p text:style-name="P12">De comunicación: comunica dos o más ordenadores (router, switch, tarjeta de red)</text:p>
            </text:list-item>
            <text:list-item>
              <text:p text:style-name="P12">De almacenamiento: guarda datos para que la CPU los use cuando se eliminan de la RAM (disco duro, memoria USB, CD/DVD)</text:p>
            </text:list-item>
          </text:list>
        </text:list-item>
      </text:list>
      <text:p text:style-name="P7">El sistema consta de dos partes:</text:p>
      <text:list xml:id="list1735872648" text:style-name="L6">
        <text:list-item>
          <text:p text:style-name="P13">Interfaz</text:p>
        </text:list-item>
        <text:list-item>
          <text:p text:style-name="P13">Controlad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24:54.050647195</meta:creation-date>
    <dc:date>2019-10-02T17:21:33.444538967</dc:date>
    <meta:editing-duration>PT43M15S</meta:editing-duration>
    <meta:editing-cycles>4</meta:editing-cycles>
    <meta:generator>LibreOffice/6.0.4.2$Linux_X86_64 LibreOffice_project/00m0$Build-2</meta:generator>
    <meta:print-date>2019-10-02T16:47:25.195992839</meta:print-date>
    <meta:document-statistic meta:table-count="0" meta:image-count="0" meta:object-count="0" meta:page-count="2" meta:paragraph-count="48" meta:word-count="440" meta:character-count="2691" meta:non-whitespace-character-count="2320"/>
  </office:meta>
</office:document-meta>
</file>